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76000000290D2F4F5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99cm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0.801cm" svg:y="0.894cm" presentation:class="title" presentation:user-transformed="true">
          <draw:text-box>
            <text:p>Regexes-and-Rules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ntroducción a " Regexes and Rules" Synopsis 5, Perl6</text:p>
            <text:p/>
            <text:p/>
            <text:p/>
          </draw:text-box>
        </draw:frame>
        <draw:frame draw:style-name="gr1" draw:text-style-name="P1" draw:layer="layout" svg:width="6.965cm" svg:height="1.659cm" svg:x="10.835cm" svg:y="17.741cm">
          <draw:image xlink:href="Pictures/1000020100000076000000290D2F4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Un poco de historia para rellenar.</text:p>
                <text:p><text:span text:style-name="T1"/></text:p>
                <text:p text:style-name="P1"><text:span text:style-name="T1">Apocalipsis <text:s/>=&gt; Sinopsis</text:span></text:p>
                <text:p text:style-name="P1"><text:span text:style-name="T1"/></text:p>
                <text:p text:style-name="P1"><text:span text:style-name="T1">Exége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4" draw:layer="layout" svg:width="24.639cm" svg:height="12.179cm" svg:x="1.8cm" svg:y="5.2cm" presentation:class="outline" presentation:user-transformed="true">
          <draw:text-box>
            <text:list text:style-name="L2">
              <text:list-header>
                <text:p>Título:</text:p>
                <text:p/>
                <text:p><text:span text:style-name="T2">Synopsis 5: Regexes and Rule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66 pagin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utores:</text:p>
                <text:list>
                  <text:list-item>
                    <text:p>Damian Conway &lt;damian@conway.org&gt;</text:p>
                  </text:list-item>
                  <text:list-item>
                    <text:p><text:s/>Allison Randal &lt;al@shadowed.net&gt;</text:p>
                  </text:list-item>
                  <text:list-item>
                    <text:p><text:s/>Patrick Michaud &lt;pmichaud@pobox.com&gt;</text:p>
                  </text:list-item>
                  <text:list-item>
                    <text:p><text:s/>Larry Wall &lt;larry@wall.org&gt;</text:p>
                  </text:list-item>
                  <text:list-item>
                    <text:p><text:s/>Moritz Lenz &lt;moritz@faui2k3.org&gt;</text:p>
                  </text:list-item>
                  <text:list-item>
                    <text:p><text:s/>Tobias Leich &lt;email@froggs.d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>
          <draw:text-box>
            <text:p text:style-name="P2">Versión:</text:p>
            <text:list text:style-name="L2">
              <text:list-item>
                <text:p text:style-name="P2">Created: 24 Jun 2002</text:p>
              </text:list-item>
              <text:list-item>
                <text:p>Last Modified: 27 Feb 2014</text:p>
              </text:list-item>
              <text:list-item>
                <text:p>Version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na parada ~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o operador.</text:p>
              </text:list-item>
              <text:list-item>
                <text:p>Como operador binari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Explicación, buscando patrones</text:p>
              </text:list-item>
              <text:list-item>
                <text:p>Síntasis más clara.</text:p>
              </text:list-item>
              <text:list-item>
                <text:p>Necesidad de capturar y encontrar objetos.</text:p>
              </text:list-item>
              <text:list-item>
                <text:p>Nombrando "regexes" y "grammars"</text:p>
                <text:p/>
              </text:list-item>
              <text:list-item>
                <text:p>Tablas.</text:p>
                <text:p/>
              </text:list-item>
              <text:list-item>
                <text:p>Modificadores.</text:p>
                <text:p/>
              </text:list-item>
              <text:list-item>
                <text:p>Sustitu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$/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Grammar</text:p>
              </text:list-item>
              <text:list-item>
                <text:p>Rules </text:p>
              </text:list-item>
              <text:list-item>
                <text:p>To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laces</text:p>
          </draw:text-box>
        </draw:frame>
        <draw:frame presentation:style-name="pr6" draw:text-style-name="P4" draw:layer="layout" svg:width="24.639cm" svg:height="14.979cm" svg:x="1.361cm" svg:y="3.8cm" presentation:class="outline" presentation:user-transformed="true">
          <draw:text-box>
            <text:list text:style-name="L2">
              <text:list-item>
                <text:p><text:span text:style-name="T4">"Apocalypse 5: Pattern Matchin": http://www.perl6.org/archive/doc/design/apo/A05.html</text:span></text:p>
                <text:p><text:span text:style-name="T4"/></text:p>
              </text:list-item>
              <text:list-item>
                <text:p><text:span text:style-name="T4">"Exegesis 5: Pattern Matching": http://www.perl6.org/archive/doc/design/exe/E05.html</text:span></text:p>
                <text:p><text:span text:style-name="T4"/></text:p>
              </text:list-item>
              <text:list-item>
                <text:p><text:span text:style-name="T4">"Synopsis 5: Regexes and Rules": http://perlcabal.org/syn/S05.html</text:span></text:p>
                <text:p><text:span text:style-name="T4"/></text:p>
              </text:list-item>
              <text:list-item>
                <text:p><text:span text:style-name="T4">"Introduction to Perl 6 Regex": https://github.com/perlpilot/perl6-docs/blob/master/intro/p6-regex-intro.pod</text:span></text:p>
                <text:p><text:span text:style-name="T4"/></text:p>
              </text:list-item>
              <text:list-item>
                <text:p><text:span text:style-name="T4">"Regexes -- Pattern matching against strings": http://doc.perl6.org/language/regexes</text:span></text:p>
                <text:p><text:span text:style-name="T4"/></text:p>
              </text:list-item>
              <text:list-item>
                <text:p><text:span text:style-name="T4">"Perl 5 to Perl 6": http://perlgeek.de/en/article/5-to-6</text:span></text:p>
                <text:p><text:span text:style-name="T4"/></text:p>
              </text:list-item>
              <text:list-item>
                <text:p><text:span text:style-name="T4">"Perl 6 and Parrot Essentials, 2nd Edition": http://shop.oreilly.com/product/9780596007379.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24pt" fo:font-weight="bold" style:font-family-asian="FreeSans" style:font-family-generic-asian="swiss" style:font-pitch-asian="variable" style:font-size-asian="24pt" style:font-weight-asian="bold" style:font-family-complex="'Droid Sans'" style:font-family-generic-complex="swiss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roid Sans'" style:font-family-generic-complex="swiss" style:font-pitch-complex="variable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FreeSans" style:font-family-generic-asian="modern" style:font-pitch-asian="fixed" style:font-family-complex="'Droid Sans'" style:font-family-generic-complex="modern" style:font-pitch-complex="fixe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'Droid Sans'" style:font-family-generic-complex="modern" style:font-pitch-complex="fixed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9T14:51:40</meta:creation-date>
    <dc:date>2014-06-12T11:38:10</dc:date>
    <dc:creator>renato </dc:creator>
    <meta:editing-duration>PT8M30S</meta:editing-duration>
    <meta:editing-cycles>7</meta:editing-cycles>
    <meta:generator>LibreOffice/3.5$Linux_x86 LibreOffice_project/350m1$Build-2</meta:generator>
    <meta:document-statistic meta:object-count="66"/>
  </office:meta>
</office:document-meta>
</file>